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list-style-name="L1">
      <style:text-properties style:font-name="Arial"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T Vortrag:</text:p>
      <text:p text:style-name="P1"/>
      <text:p text:style-name="P1">Text:</text:p>
      <text:p text:style-name="P2"/>
      <text:p text:style-name="P2"/>
      <text:p text:style-name="P2"/>
      <text:p text:style-name="P2">Folie 3:</text:p>
      <text:p text:style-name="P2"/>
      <text:list xml:id="list154893563185334331" text:style-name="L1">
        <text:list-item>
          <text:p text:style-name="P4">Unter unserem ersten Punkt der Gliederung möchte ich nur kurz auf die Eigenschaften einer Fouriertransformation eingehen.</text:p>
        </text:list-item>
        <text:list-item>
          <text:p text:style-name="P4">Eine FT zerlegt eine Funktion, oder ein Signal in periodische Funktionen mit bestimmten Wellenlängen und Amplituden.</text:p>
        </text:list-item>
        <text:list-item>
          <text:p text:style-name="P4">Wenn man eine FT für ein Signal durchführt, erhält man eine Fkt, nämlich die Fouriertransformierte.</text:p>
        </text:list-item>
        <text:list-item>
          <text:p text:style-name="P4">Die beschreibt das Spektrum der Komponenten des Signals. </text:p>
        </text:list-item>
      </text:list>
      <text:p text:style-name="P2"/>
      <text:list xml:id="list39399389" text:continue-numbering="true" text:style-name="L1">
        <text:list-item>
          <text:p text:style-name="P4">Anschaulich wird das an unserem ersten Beispiel, nämlich der Rechteckfunktion hier auf dem Bild. Deren Fouriertransformierte ist die sinc Funktion, sin(x) /x, rechts daneben. Das Zustandekommen dieser Funktion kann man sich bildlich folgendermaßen vorstellen:</text:p>
        </text:list-item>
        <text:list-item>
          <text:p text:style-name="P4">um die Rechteckfunktion anzunähern, legt man zunächst mal eine sinusfunktion an, die schon recht nahe an die dimension der rechteckfunktion herankommt. Um jetzt die scharfen kanten dieser funktion besser anzunähern, summiert man immer mehr sinusfunktionen mit höheren frequenzen und kleineren amplituden hinzu. </text:p>
        </text:list-item>
        <text:list-item>
          <text:p text:style-name="P4">Genau dieses Bild von der Rechteckfunktion zur sinc Fkt lässt sich übrigens auch in der Optik finden, nämlich bei der Beugung am Spalt, aber darauf komme ich gleich noch zu sprechen. </text:p>
        </text:list-item>
      </text:list>
      <text:p text:style-name="P2"/>
      <text:list xml:id="list39404506" text:continue-numbering="true" text:style-name="L1">
        <text:list-item>
          <text:p text:style-name="P4">Um jetzt von einer Summe von Fkt zu einem Integral zu kommen, dient die Delta-Funktion als anschauliches beispiel:</text:p>
        </text:list-item>
        <text:list-item>
          <text:p text:style-name="P4">die delta-funktion hat keine räumliche ausdehnung in x-richtung. </text:p>
        </text:list-item>
        <text:list-item>
          <text:p text:style-name="P4">Um diese Fkt annähern zu können, sind in der Fouriertransformierten unendlich viele Frequenzen enthalten, um diese unendlich scharfe Linie im Realraum erzeugen zu können. </text:p>
        </text:list-item>
        <text:list-item>
          <text:p text:style-name="P4">So kommen wir von einer endlichen Summe aus Funktionen zu einem Integral, </text:p>
          <text:p text:style-name="P4">wie es hier unten in der Formel zur kontinuierlichen FT steht. </text:p>
          <text:p text:style-name="P4"/>
        </text:list-item>
      </text:list>
      <text:p text:style-name="P2">Folie 4:</text:p>
      <text:list xml:id="list39418153" text:continue-numbering="true" text:style-name="L1">
        <text:list-item>
          <text:p text:style-name="P4">Um nun die Verbindung von der FT zur Optik zu ziehen, möchte ich im Zusammenhang mit der Graphik links einmal kurz an den Begriff der Interferenz erinnern. </text:p>
        </text:list-item>
        <text:list-item>
          <text:p text:style-name="P4">Sich überlagernde in unserem Fall Lichtwellen können miteinander interferieren und zwar destruktiv oder konstruktiv und liefern damit eine Gesamtwelle. <text:s text:c="2"/></text:p>
        </text:list-item>
        <text:list-item>
          <text:p text:style-name="P4">Das ist der eindimensionale Fall</text:p>
        </text:list-item>
        <text:list-item>
          <text:p text:style-name="P4">Beim Beispiel aus der Optik der Beugung am Spalt befinden wir uns schon in 2 Dimensionen. </text:p>
        </text:list-item>
        <text:list-item>
          <text:p text:style-name="P4">Dabei fällt Licht durch den Spalt und zeigt in verhältnismäßig großer Entfernung ein Interferenzmuster aus Lichtpunkten, deren Helligkeiten nach außen hin abfallen. </text:p>
        </text:list-item>
        <text:list-item>
          <text:p text:style-name="P4">Und zwar wird hier eine räumliche Information nämlich die Breite eines Spalts, in dem resultierenden Interferenzmuster hinter dem Spalt in eine Information bestehend aus einer Frequenz übersetzt. </text:p>
        </text:list-item>
        <text:list-item>
          <text:p text:style-name="P4"><text:soft-page-break/>Dass das so ist, verdeutlichen noch einmal die beiden Bildpaare links. </text:p>
        </text:list-item>
        <text:list-item>
          <text:p text:style-name="P4">Rechts sehen wir jeweils eine Helligkeitsverteilung im Orstraum. Also zwei Gitter wenn man so will. </text:p>
        </text:list-item>
        <text:list-item>
          <text:p text:style-name="P4">Und links dazu sind die entsprechenden Beugungsbilder, also Fourierspektren dargestellt. </text:p>
        </text:list-item>
        <text:list-item>
          <text:p text:style-name="P4">Bei diesem Vergleich sieht man, dass schmalere Gitterabstände im Realraum zu einem Beugungsbild führen, in dem die Maxima weiter auseinanderliegen, als bei dem für das breitere Gitter. </text:p>
          <text:p text:style-name="P4"/>
        </text:list-item>
      </text:list>
      <text:p text:style-name="P2">Folie 5:</text:p>
      <text:list xml:id="list39405400" text:continue-numbering="true" text:style-name="L1">
        <text:list-item>
          <text:p text:style-name="P4">Um die Fourierebene für beliebige Abbildungen in den Ortsraum <text:s/>zu holen, dient <text:s/>dieser Aufbau. </text:p>
        </text:list-item>
        <text:list-item>
          <text:p text:style-name="P4">Links befindet sich ein Objekt oder, wie wir in unserem Versuch meistens benutzt haben, ein Dia. Dieses wird von einem kollimierten, also parallelen Lichtstrahl beleuchtet. </text:p>
        </text:list-item>
        <text:list-item>
          <text:p text:style-name="P4">Dahinter befindet sich eine Linse, welche das Licht, das nun von dem Objekt auf sie trifft, fokussiert. </text:p>
        </text:list-item>
        <text:list-item>
          <text:p text:style-name="P4">In diesem Fokus hinter der Linse befindet sich tatsächlich dann die Fourierebene. </text:p>
        </text:list-item>
        <text:list-item>
          <text:p text:style-name="P4">Das kann man sich anschaulich so erklären, dass sich in diesem Fokuspunkt die einzelnen Spektren der Abbildung dieses Objekts, bzw des Dias alle überlagern, also zu einer Fouriertransformierten interferieren. </text:p>
        </text:list-item>
        <text:list-item>
          <text:p text:style-name="P4">D.h. eine Linse führt in der Optik eine sichtbare FT durch. </text:p>
          <text:p text:style-name="P4"><text:s text:c="2"/></text:p>
        </text:list-item>
      </text:list>
      <text:p text:style-name="P2">Folie 6: </text:p>
      <text:list xml:id="list39423155" text:continue-numbering="true" text:style-name="L1">
        <text:list-item>
          <text:p text:style-name="P4">Zum Ziel des Versuchs:</text:p>
        </text:list-item>
        <text:list-item>
          <text:p text:style-name="P4">Wir waren ja die erste Gruppe die nun den neuen Versuch zur optischen FT durchgeführt hat. </text:p>
        </text:list-item>
        <text:list-item>
          <text:p text:style-name="P4">Die Ziele waren hier:<text:span text:style-name="T1">vorlesen</text:span>.</text:p>
        </text:list-item>
        <text:list-item>
          <text:p text:style-name="P4"><text:s/>Auf die punkte werden wir im Folgenden jeweils genauer eingehen. </text:p>
        </text:list-item>
        <text:list-item>
          <text:p text:style-name="P4"/>
        </text:list-item>
      </text:list>
      <text:p text:style-name="P2">Folie 7:</text:p>
      <text:list xml:id="list39419489" text:continue-numbering="true" text:style-name="L1">
        <text:list-item>
          <text:p text:style-name="P4">Auf dem Foto hier sieht man den Teil des Versuchsaufbaus, der nicht selber aufgebaut wird. Links daneben ist das gleiche nochmal als Schema dargestellt. </text:p>
        </text:list-item>
        <text:list-item>
          <text:p text:style-name="P4">Und zwar sieht man hier einmal den verwendeten Diodenlaser, der uns unser Signal liefert und dessen Licht über diesen optischen Pfad in eine Glasfaser gesendet werden sollte. </text:p>
        </text:list-item>
      </text:list>
      <text:p text:style-name="P2"/>
      <text:p text:style-name="P2">Folie 8:</text:p>
      <text:list xml:id="list39399370" text:continue-numbering="true" text:style-name="L1">
        <text:list-item>
          <text:p text:style-name="P4">Jetzt ging es für uns darum, den Laserstrahl in die Glasfaser zu senden, also einzukoppeln.</text:p>
        </text:list-item>
        <text:list-item>
          <text:p text:style-name="P4">Dafür haben wir einen Laserpointer an das hintere ende dieser faser angeschlossen und das signal beobachtet, das vorne herauskam, also da, wo wir den laserstrahl eigentlich in die faser senden wollten. </text:p>
        </text:list-item>
        <text:list-item>
          <text:p text:style-name="P4">Damit haben wir dann versucht, diese beiden Signale möglichst gut zu überlagern, weil wir dann aus Geometriegründen annehmen konnten, dass die Einkopplung stimmt. </text:p>
        </text:list-item>
        <text:list-item>
          <text:p text:style-name="P4">Um diese beiden laserstrahlen zu überlagern, nutzt man die letzten beiden spiegel vor der faser. </text:p>
        </text:list-item>
        <text:list-item>
          <text:p text:style-name="P4">Dieses einkoppeln hat uns etwas mühe und zeit gekostet und ist ohne übung auch wirklich nicht einfach. Wir haben auch insgesamt drei anläufe gebraucht. bis die einkopplung dann stimmte und nicht wieder verloren ging. </text:p>
        </text:list-item>
        <text:list-item>
          <text:p text:style-name="P4"><text:soft-page-break/>Als wir die Einkopplung optimiert hatten, konnten wir für die Faser eine Effizienz von 42% feststellen. </text:p>
          <text:p text:style-name="P4"/>
        </text:list-item>
      </text:list>
      <text:p text:style-name="P2">Folie 9: </text:p>
      <text:list xml:id="list39413032" text:continue-numbering="true" text:style-name="L1">
        <text:list-item>
          <text:p text:style-name="P4">Das nächste Ziel in dem Versuch war es dann, eine Photodiode zu nutzen, um die Intensität des Laserstrahls vor und hinter der Glasfaser zu messen. </text:p>
        </text:list-item>
        <text:list-item>
          <text:p text:style-name="P4">Die Photodiode erzeugt einen Strom, wenn Licht darauf trifft, der der Lichtleistung entspricht. Wie viel mA einem mW entsprechen, haben wir aus dem Datenblatt zu der Diode entnommen. <text:s/></text:p>
        </text:list-item>
        <text:list-item>
          <text:p text:style-name="P4">Weil man strom nicht direkt messen kann, haben wir die diode mit einem Widerstand parallel geschaltet und wollten die spannung an einem oszilloskop ablesen.</text:p>
        </text:list-item>
        <text:list-item>
          <text:p text:style-name="P4">Hier hatten wir jetzt das Problem, dass wir zunächst viel zu hohe widerstände gewählt haben, weil wir dachten, dass uns das unsere Optimierung erleichtern würde, da dann aus I=U/R deutlichere Spannungsunterschiede auf dem Oszilloskop ablesbar wären. </text:p>
        </text:list-item>
        <text:list-item>
          <text:p text:style-name="P4">die diode hat aber eine maximale spannung, die sie sozusagen bereitstellen kann, gegeben durch das potential der bandlücke. </text:p>
        </text:list-item>
        <text:list-item>
          <text:p text:style-name="P4">D.h. Für zu hohe Widerstände, misst man einen Wert für die Spannung, der so nicht richtig ist, weil hier dann eine Sättigung stattfindet. Also der war zu niedrig. <text:s/>Das haben wir daran gemerkt, dass wir bei anderen Widerständen, die aber immer noch zu hoch waren, nahezu die gleiche Spannung gemessen haben. </text:p>
        </text:list-item>
        <text:list-item>
          <text:p text:style-name="P4">An der Stelle haben wir also was über die Photodiode gelernt.</text:p>
        </text:list-item>
      </text:list>
      <text:p text:style-name="P2">Folie 10: </text:p>
      <text:list xml:id="list39424379" text:continue-numbering="true" text:style-name="L1">
        <text:list-item>
          <text:p text:style-name="P4"/>
        </text:list-item>
        <text:list-item>
          <text:p text:style-name="P4"/>
        </text:list-item>
        <text:list-item>
          <text:p text:style-name="P4"/>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2T15:58:18.68</meta:creation-date>
    <dc:date>2015-09-03T19:24:14.37</dc:date>
    <meta:editing-duration>PT16H23M33S</meta:editing-duration>
    <meta:editing-cycles>122</meta:editing-cycles>
    <meta:generator>OpenOffice/4.0.1$Win32 OpenOffice.org_project/401m5$Build-9714</meta:generator>
    <meta:print-date>2015-09-03T18:15:46.73</meta:print-date>
    <meta:document-statistic meta:table-count="0" meta:image-count="0" meta:object-count="0" meta:page-count="3" meta:paragraph-count="58" meta:word-count="1001" meta:character-count="6369"/>
  </office:meta>
</office:document-meta>
</file>